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00c" officeooo:paragraph-rsid="000bc00c"/>
    </style:style>
    <style:style style:name="P2" style:family="paragraph" style:parent-style-name="Standard">
      <style:text-properties officeooo:rsid="000d5da8" officeooo:paragraph-rsid="000d5da8"/>
    </style:style>
    <style:style style:name="P3" style:family="paragraph" style:parent-style-name="Standard">
      <style:text-properties officeooo:rsid="000f0d38" officeooo:paragraph-rsid="000f0d38"/>
    </style:style>
    <style:style style:name="P4" style:family="paragraph" style:parent-style-name="Standard">
      <style:text-properties officeooo:rsid="000f0d38" officeooo:paragraph-rsid="000f0d38"/>
    </style:style>
    <style:style style:name="P5" style:family="paragraph" style:parent-style-name="Standard">
      <style:text-properties officeooo:rsid="0014367e" officeooo:paragraph-rsid="0014367e"/>
    </style:style>
    <style:style style:name="P6" style:family="paragraph" style:parent-style-name="Standard">
      <style:text-properties officeooo:rsid="0010bfbf" officeooo:paragraph-rsid="0010bfbf"/>
    </style:style>
    <style:style style:name="T1" style:family="text">
      <style:text-properties officeooo:rsid="000d5da8"/>
    </style:style>
    <style:style style:name="T2" style:family="text">
      <style:text-properties officeooo:rsid="0010bfbf"/>
    </style:style>
    <style:style style:name="T3" style:family="text">
      <style:text-properties officeooo:rsid="0012ad88"/>
    </style:style>
    <style:style style:name="T4" style:family="text">
      <style:text-properties officeooo:rsid="0014367e"/>
    </style:style>
    <style:style style:name="T5" style:family="text">
      <style:text-properties officeooo:rsid="0014e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xpand groups with more high/<text:span text:style-name="T1">mid/</text:span>low life expectancy organi<text:span text:style-name="T2">s</text:span>m<text:span text:style-name="T2">s</text:span></text:p>
      <text:p text:style-name="P1"/>
      <text:p text:style-name="P1">2. Find genomes for those organisms on Ensembl Biobank<text:span text:style-name="T1">(biomart?)</text:span></text:p>
      <text:p text:style-name="P6">2.1 If not available on Ensembl? → <text:span text:style-name="T5">find them s</text:span>omewhere else</text:p>
      <text:p text:style-name="P5">2.2 download and collect</text:p>
      <text:p text:style-name="P1"/>
      <text:p text:style-name="P5">3. Find orthologs and Dn/Ds ratio <text:span text:style-name="T5">using sharlies scripts/pipeline</text:span></text:p>
      <text:p text:style-name="P2"><text:span text:style-name="T4">3</text:span>.<text:span text:style-name="T4">1</text:span> Find potentially interesting genes by comparing Dn/Ds ratios?</text:p>
      <text:p text:style-name="P3"><text:span text:style-name="T4">3</text:span>.<text:span text:style-name="T4">2</text:span> Genes preserved in long living organisms but selected against in short lived organisms can potentially be longevity genes</text:p>
      <text:p text:style-name="P3"/>
      <text:p text:style-name="P2"><text:span text:style-name="T4">4</text:span>. Perform Go-term annotation (david, panther, Gorilla, Gprofiler) to find out whether genes have relevant functions</text:p>
      <text:p text:style-name="P2"/>
      <text:p text:style-name="P2">6. Perform individual analysis for each gene with relevant function by using publications, kegg, biobank</text:p>
      <text:p text:style-name="P2"/>
      <text:p text:style-name="P3">7. Find out whether having multiple copies of a longevity gene improves longevity opposed to having one cop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02:27.083806719</meta:creation-date>
    <dc:date>2017-09-19T17:05:51.183496717</dc:date>
    <meta:editing-duration>PT7H12M5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9" meta:character-count="796" meta:non-whitespace-character-count="687"/>
  </office:meta>
</office:document-meta>
</file>